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cm" fo:margin-bottom="0cm" style:contextual-spacing="false" fo:line-height="135%" fo:background-color="#ffffff"/>
      <style:text-properties fo:color="#0000ff" loext:opacity="100%" style:font-name="Consolas" fo:font-size="10.5pt" style:font-name-asian="Consolas1" style:font-size-asian="10.5pt" style:font-name-complex="Consolas1" style:font-size-complex="10.5pt"/>
    </style:style>
    <style:style style:name="P2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0000ff" loext:opacity="100%" style:font-name="Consolas" fo:font-size="11.5pt" style:font-name-asian="Consolas1" style:font-size-asian="11.5pt" style:font-name-complex="Consolas1" style:font-size-complex="11.5pt"/>
    </style:style>
    <style:style style:name="P3" style:family="paragraph" style:parent-style-name="Standard" style:master-page-name="Standard">
      <style:paragraph-properties style:page-number="1"/>
    </style:style>
    <style:style style:name="P4" style:family="paragraph" style:parent-style-name="Standard">
      <loext:graphic-properties draw:fill="solid" draw:fill-color="#ffffff"/>
      <style:paragraph-properties fo:margin-top="0cm" fo:margin-bottom="0cm" style:contextual-spacing="false" fo:line-height="135%" fo:background-color="#ffffff"/>
      <style:text-properties fo:color="#0000ff" loext:opacity="100%" style:font-name="Consolas" fo:font-size="10.5pt" style:font-name-asian="Consolas1" style:font-size-asian="10.5pt" style:font-name-complex="Consolas1" style:font-size-complex="10.5pt"/>
    </style:style>
    <style:style style:name="P5" style:family="paragraph" style:parent-style-name="Standard">
      <loext:graphic-properties draw:fill="solid" draw:fill-color="#ffffff"/>
      <style:paragraph-properties fo:margin-top="0cm" fo:margin-bottom="0cm" style:contextual-spacing="false" fo:line-height="135%" fo:background-color="#ffffff"/>
      <style:text-properties fo:color="#0000ff" loext:opacity="100%" style:font-name="Consolas" fo:font-size="10.5pt" officeooo:paragraph-rsid="002098bf" style:font-name-asian="Consolas1" style:font-size-asian="10.5pt" style:font-name-complex="Consolas1" style:font-size-complex="10.5pt"/>
    </style:style>
    <style:style style:name="P6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0000ff" loext:opacity="100%" style:font-name="Consolas" fo:font-size="10.5pt" officeooo:paragraph-rsid="002098bf" style:font-name-asian="Consolas1" style:font-size-asian="10.5pt" style:font-name-complex="Consolas1" style:font-size-complex="10.5pt"/>
    </style:style>
    <style:style style:name="P7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0000ff" loext:opacity="100%" style:font-name="Consolas" fo:font-size="11.5pt" style:font-name-asian="Consolas1" style:font-size-asian="11.5pt" style:font-name-complex="Consolas1" style:font-size-complex="11.5pt"/>
    </style:style>
    <style:style style:name="P8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0000ff" loext:opacity="100%" style:font-name="Consolas" fo:font-size="11.5pt" officeooo:paragraph-rsid="002098bf" style:font-name-asian="Consolas1" style:font-size-asian="11.5pt" style:font-name-complex="Consolas1" style:font-size-complex="11.5pt"/>
    </style:style>
    <style:style style:name="P9" style:family="paragraph" style:parent-style-name="Standard">
      <loext:graphic-properties draw:fill="solid" draw:fill-color="#ffffff"/>
      <style:paragraph-properties fo:margin-top="0cm" fo:margin-bottom="0cm" style:contextual-spacing="false" fo:line-height="135%" fo:background-color="#ffffff"/>
      <style:text-properties fo:color="#0000ff" loext:opacity="100%" style:font-name="Consolas" fo:font-size="11.5pt" officeooo:paragraph-rsid="002098bf" style:font-name-asian="Consolas1" style:font-size-asian="11.5pt" style:font-name-complex="Consolas1" style:font-size-complex="11.5pt"/>
    </style:style>
    <style:style style:name="P10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</style:style>
    <style:style style:name="P11" style:family="paragraph" style:parent-style-name="Standard">
      <style:text-properties officeooo:rsid="00221dc1" officeooo:paragraph-rsid="00221dc1"/>
    </style:style>
    <style:style style:name="T1" style:family="text">
      <style:text-properties officeooo:rsid="00221d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# Echoserver</text:p>
      <text:p text:style-name="Standard">Echo server and client using python socket</text:p>
      <text:p text:style-name="Standard"/>
      <text:p text:style-name="Standard"># AIM:</text:p>
      <text:p text:style-name="Standard"/>
      <text:p text:style-name="Standard">To develop an echo server and client using python socket</text:p>
      <text:p text:style-name="Standard"/>
      <text:p text:style-name="Standard">## DESIGN STEPS:</text:p>
      <text:p text:style-name="Standard"/>
      <text:p text:style-name="Standard">### Step 1:</text:p>
      <text:p text:style-name="Standard"/>
      <text:p text:style-name="Standard">Design of echo server and client using python socket</text:p>
      <text:p text:style-name="Standard"/>
      <text:p text:style-name="Standard">### Step 2:</text:p>
      <text:p text:style-name="Standard"/>
      <text:p text:style-name="Standard">Implementation using Python code</text:p>
      <text:p text:style-name="Standard"/>
      <text:p text:style-name="Standard">### Step 3:</text:p>
      <text:p text:style-name="Standard"/>
      <text:p text:style-name="Standard">Testing the server and client </text:p>
      <text:p text:style-name="Standard"/>
      <text:p text:style-name="Standard">## PROGRAM:</text:p>
      <text:p text:style-name="P1">Server code</text:p>
      <text:p text:style-name="P1"/>
      <text:p text:style-name="P1"># echo-server.py</text:p>
      <text:p text:style-name="P1"/>
      <text:p text:style-name="P8">import socket</text:p>
      <text:p text:style-name="P8"/>
      <text:p text:style-name="P8">HOST = 'localhost'</text:p>
      <text:p text:style-name="P8">PORT = 9999</text:p>
      <text:p text:style-name="P8">SIZE = 1024</text:p>
      <text:p text:style-name="P8"/>
      <text:p text:style-name="P8">with socket.socket(socket.AF_INET, socket.SOCK_STREAM) as s:</text:p>
      <text:p text:style-name="P8"><text:s text:c="3"/>s.bind((HOST, PORT)) </text:p>
      <text:p text:style-name="P8"><text:s text:c="3"/>s.listen()</text:p>
      <text:p text:style-name="P8"><text:s text:c="3"/>conn, addr = s.accept()</text:p>
      <text:p text:style-name="P8"><text:s text:c="3"/>with conn:</text:p>
      <text:p text:style-name="P8"><text:s text:c="7"/>print(f"Connected by {addr}")</text:p>
      <text:p text:style-name="P8"><text:s text:c="7"/>while True:</text:p>
      <text:p text:style-name="P8"><text:s text:c="11"/>data = conn.recv(SIZE) #Receive the data from client</text:p>
      <text:p text:style-name="P8"><text:s text:c="11"/>if not data:</text:p>
      <text:p text:style-name="P8"><text:soft-page-break/><text:s text:c="15"/>break</text:p>
      <text:p text:style-name="P8"><text:s text:c="11"/>conn.sendall(data) #Send back the data to client</text:p>
      <text:p text:style-name="P6"/>
      <text:p text:style-name="P2"/>
      <text:p text:style-name="P2">Client Code:</text:p>
      <text:p text:style-name="P2"># echo-client.py</text:p>
      <text:p text:style-name="P8"/>
      <text:p text:style-name="P5">import socket</text:p>
      <text:p text:style-name="P5"/>
      <text:p text:style-name="P5">HOST = 'localhost'</text:p>
      <text:p text:style-name="P5">PORT = 9999</text:p>
      <text:p text:style-name="P5">SIZE = 1024</text:p>
      <text:p text:style-name="P5"/>
      <text:p text:style-name="P5">with socket.socket(socket.AF_INET, socket.SOCK_STREAM) as s:</text:p>
      <text:p text:style-name="P5"><text:s text:c="3"/>s.connect((HOST, PORT))</text:p>
      <text:p text:style-name="P5"><text:s text:c="3"/>msg = input("Enter a message to send : ")</text:p>
      <text:p text:style-name="P5"><text:s text:c="3"/>s.sendall(bytes(msg, 'utf-8'))</text:p>
      <text:p text:style-name="P5"><text:s text:c="3"/>data = s.recv(SIZE) #Receiving from the server</text:p>
      <text:p text:style-name="P5"/>
      <text:p text:style-name="P5">print(f"Received {data.decode()}")</text:p>
      <text:p text:style-name="P9"/>
      <text:p text:style-name="P10"/>
      <text:p text:style-name="Standard">## OUTPUT:</text:p>
      <text:p text:style-name="Standard"/>
      <text:p text:style-name="Standard">Run server first</text:p>
      <text:p text:style-name="Standard">➜ <text:s/>simple-echo-server-using-python git:(main) python3 echo-server.py </text:p>
      <text:p text:style-name="Standard">Connected by ('127.0.0.1', 42596)</text:p>
      <text:p text:style-name="P11">Note: Connected message will appear only after running echo-client.py </text:p>
      <text:p text:style-name="Standard"/>
      <text:p text:style-name="Standard"><text:soft-page-break/><text:span text:style-name="T1">In</text:span> another terminal run client</text:p>
      <text:p text:style-name="Standard">➜ <text:s/>simple-echo-server-using-python git:(main) python3 echo-client.py </text:p>
      <text:p text:style-name="Standard">Enter a message to send : Hello, world!</text:p>
      <text:p text:style-name="Standard">Received Hello, world!</text:p>
      <text:p text:style-name="Standard"/>
      <text:p text:style-name="Standard">## RESULT:</text:p>
      <text:p text:style-name="Standard">The program is executed successfull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8:32:00</meta:creation-date>
    <meta:initial-creator>gganesh</meta:initial-creator>
    <meta:generator>LibreOffice/7.3.7.2$Linux_X86_64 LibreOffice_project/30$Build-2</meta:generator>
    <dc:date>2024-02-11T22:09:47.426126494</dc:date>
    <meta:editing-duration>PT2M54S</meta:editing-duration>
    <meta:editing-cycles>2</meta:editing-cycles>
    <meta:document-statistic meta:table-count="0" meta:image-count="0" meta:object-count="0" meta:page-count="3" meta:paragraph-count="52" meta:word-count="199" meta:character-count="1456" meta:non-whitespace-character-count="1216"/>
  </office:meta>
</office:document-meta>
</file>